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1cm" fo:min-width="3.5cm" draw:shadow-opacity="0%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onnector draw:style-name="gr1" draw:text-style-name="P1" draw:layer="layout" draw:line-skew="2.322cm" svg:x1="16.692cm" svg:y1="7.286cm" svg:x2="20.603cm" svg:y2="7.236cm" draw:start-shape="id1" draw:start-glue-point="1" draw:end-shape="id2" draw:end-glue-point="3" svg:d="M16692 7286h4303v-50h-392" svg:viewBox="0 0 4304 51">
          <text:p/>
        </draw:connector>
        <draw:connector draw:style-name="gr1" draw:text-style-name="P1" draw:layer="layout" draw:line-skew="0.586cm 3.992cm" svg:x1="11.322cm" svg:y1="14.53cm" svg:x2="20.68cm" svg:y2="14.498cm" draw:start-shape="id3" draw:start-glue-point="0" draw:end-shape="id4" draw:end-glue-point="3" svg:d="M11322 14530v36h9699v-68h-341" svg:viewBox="0 0 9700 69">
          <text:p/>
        </draw:connector>
        <draw:custom-shape draw:style-name="gr2" draw:text-style-name="P2" draw:layer="layout" svg:width="4cm" svg:height="5.16cm" svg:x="17.089cm" svg:y="14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842cm" svg:height="1.843cm" svg:x="8.034cm" svg:y="11.08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4" draw:text-style-name="P3" draw:layer="layout" svg:x1="15.099cm" svg:y1="8.041cm" svg:x2="15.099cm" svg:y2="6.531cm">
            <text:p/>
          </draw:line>
          <draw:line draw:style-name="gr4" draw:text-style-name="P3" draw:layer="layout" svg:x1="15.099cm" svg:y1="8.041cm" svg:x2="15.099cm" svg:y2="6.531cm">
            <text:p/>
          </draw:line>
          <draw:line draw:style-name="gr4" draw:text-style-name="P3" draw:layer="layout" svg:x1="15.777cm" svg:y1="8.041cm" svg:x2="15.777cm" svg:y2="6.531cm">
            <text:p/>
          </draw:line>
          <draw:line draw:style-name="gr4" draw:text-style-name="P3" draw:layer="layout" svg:x1="16.692cm" svg:y1="7.297cm" svg:x2="15.771cm" svg:y2="7.285cm">
            <text:p/>
          </draw:line>
          <draw:line draw:style-name="gr4" draw:text-style-name="P3" draw:layer="layout" svg:x1="15.113cm" svg:y1="7.297cm" svg:x2="14.192cm" svg:y2="7.285cm">
            <text:p/>
          </draw:line>
        </draw:g>
        <draw:connector draw:style-name="gr1" draw:text-style-name="P1" draw:layer="layout" svg:x1="8.955cm" svg:y1="11.087cm" svg:x2="11.607cm" svg:y2="8.632cm" draw:start-shape="id5" draw:start-glue-point="4" draw:end-shape="id6" draw:end-glue-point="3" svg:d="M8955 11087v-2455h2652" svg:viewBox="0 0 2653 2456">
          <text:p/>
        </draw:connector>
        <draw:g xml:id="id7" draw:id="id7">
          <draw:line draw:style-name="gr4" draw:text-style-name="P3" draw:layer="layout" svg:x1="13.604cm" svg:y1="6.049cm" svg:x2="13.136cm" svg:y2="5.851cm">
            <text:p/>
          </draw:line>
          <draw:line draw:style-name="gr4" draw:text-style-name="P3" draw:layer="layout" svg:x1="14.053cm" svg:y1="5.424cm" svg:x2="13.137cm" svg:y2="5.855cm">
            <text:p/>
          </draw:line>
          <draw:line draw:style-name="gr4" draw:text-style-name="P3" draw:layer="layout" svg:x1="14.073cm" svg:y1="4.595cm" svg:x2="13.122cm" svg:y2="4.18cm">
            <text:p/>
          </draw:line>
          <draw:line draw:style-name="gr4" draw:text-style-name="P3" draw:layer="layout" svg:x1="14.076cm" svg:y1="5.445cm" svg:x2="13.125cm" svg:y2="5.03cm">
            <text:p/>
          </draw:line>
          <draw:line draw:style-name="gr4" draw:text-style-name="P3" draw:layer="layout" svg:x1="14.065cm" svg:y1="4.578cm" svg:x2="13.149cm" svg:y2="5.009cm">
            <text:p/>
          </draw:line>
          <draw:line draw:style-name="gr4" draw:text-style-name="P3" draw:layer="layout" svg:x1="14.032cm" svg:y1="3.739cm" svg:x2="13.116cm" svg:y2="4.17cm">
            <text:p/>
          </draw:line>
          <draw:line draw:style-name="gr4" draw:text-style-name="P3" draw:layer="layout" svg:x1="13.988cm" svg:y1="3.747cm" svg:x2="13.52cm" svg:y2="3.549cm">
            <text:p/>
          </draw:line>
        </draw:g>
        <draw:connector draw:style-name="gr1" draw:text-style-name="P1" draw:layer="layout" svg:x1="14.192cm" svg:y1="7.286cm" svg:x2="13.596cm" svg:y2="6.049cm" draw:start-shape="id1" draw:start-glue-point="3" draw:end-shape="id7" draw:end-glue-point="2" svg:d="M14192 7286h-596v-1237" svg:viewBox="0 0 597 1238">
          <text:p/>
        </draw:connector>
        <draw:g xml:id="id8" draw:id="id8">
          <draw:line draw:style-name="gr4" draw:text-style-name="P3" draw:layer="layout" svg:x1="17.604cm" svg:y1="12.549cm" svg:x2="17.136cm" svg:y2="12.351cm">
            <text:p/>
          </draw:line>
          <draw:line draw:style-name="gr4" draw:text-style-name="P3" draw:layer="layout" svg:x1="18.053cm" svg:y1="11.924cm" svg:x2="17.137cm" svg:y2="12.355cm">
            <text:p/>
          </draw:line>
          <draw:line draw:style-name="gr4" draw:text-style-name="P3" draw:layer="layout" svg:x1="18.073cm" svg:y1="11.095cm" svg:x2="17.122cm" svg:y2="10.68cm">
            <text:p/>
          </draw:line>
          <draw:line draw:style-name="gr4" draw:text-style-name="P3" draw:layer="layout" svg:x1="18.076cm" svg:y1="11.945cm" svg:x2="17.125cm" svg:y2="11.53cm">
            <text:p/>
          </draw:line>
          <draw:line draw:style-name="gr4" draw:text-style-name="P3" draw:layer="layout" svg:x1="18.065cm" svg:y1="11.078cm" svg:x2="17.149cm" svg:y2="11.509cm">
            <text:p/>
          </draw:line>
          <draw:line draw:style-name="gr4" draw:text-style-name="P3" draw:layer="layout" svg:x1="18.032cm" svg:y1="10.239cm" svg:x2="17.116cm" svg:y2="10.67cm">
            <text:p/>
          </draw:line>
          <draw:line draw:style-name="gr4" draw:text-style-name="P3" draw:layer="layout" svg:x1="17.988cm" svg:y1="10.247cm" svg:x2="17.52cm" svg:y2="10.049cm">
            <text:p/>
          </draw:line>
        </draw:g>
        <draw:g xml:id="id3" draw:id="id3">
          <draw:line draw:style-name="gr4" draw:text-style-name="P3" draw:layer="layout" svg:x1="13.325cm" svg:y1="15.787cm" svg:x2="9.318cm" svg:y2="15.812cm">
            <text:p/>
          </draw:line>
          <draw:line draw:style-name="gr4" draw:text-style-name="P3" draw:layer="layout" svg:x1="13.327cm" svg:y1="15.773cm" svg:x2="9.32cm" svg:y2="15.798cm">
            <text:p/>
          </draw:line>
          <draw:line draw:style-name="gr4" draw:text-style-name="P3" draw:layer="layout" svg:x1="10.412cm" svg:y1="16.341cm" svg:x2="12.403cm" svg:y2="16.341cm">
            <text:p/>
          </draw:line>
          <draw:line draw:style-name="gr4" draw:text-style-name="P3" draw:layer="layout" svg:x1="10.95cm" svg:y1="16.815cm" svg:x2="11.907cm" svg:y2="16.815cm">
            <text:p/>
          </draw:line>
          <draw:line draw:style-name="gr4" draw:text-style-name="P3" draw:layer="layout" svg:x1="11.374cm" svg:y1="15.753cm" svg:x2="11.39cm" svg:y2="14.53cm">
            <text:p/>
          </draw:line>
        </draw:g>
        <draw:connector draw:style-name="gr1" draw:text-style-name="P1" draw:layer="layout" svg:x1="16.692cm" svg:y1="7.286cm" svg:x2="17.596cm" svg:y2="10.049cm" draw:start-shape="id1" draw:start-glue-point="1" draw:end-shape="id8" draw:end-glue-point="0" svg:d="M16692 7286h904v2763" svg:viewBox="0 0 905 2764">
          <text:p/>
        </draw:connector>
        <draw:g xml:id="id6" draw:id="id6">
          <draw:line draw:style-name="gr5" draw:text-style-name="P3" draw:layer="layout" svg:x1="12.607cm" svg:y1="9.872cm" svg:x2="12.607cm" svg:y2="7.363cm">
            <text:p/>
          </draw:line>
          <draw:line draw:style-name="gr5" draw:text-style-name="P3" draw:layer="layout" svg:x1="13.635cm" svg:y1="9.906cm" svg:x2="12.607cm" svg:y2="9.244cm">
            <text:p/>
          </draw:line>
          <draw:line draw:style-name="gr6" draw:text-style-name="P3" draw:layer="layout" svg:x1="12.607cm" svg:y1="8.004cm" svg:x2="13.635cm" svg:y2="7.342cm">
            <text:p/>
          </draw:line>
          <draw:line draw:style-name="gr5" draw:text-style-name="P3" draw:layer="layout" svg:x1="13.607cm" svg:y1="11.161cm" svg:x2="13.607cm" svg:y2="9.906cm">
            <text:p/>
          </draw:line>
          <draw:line draw:style-name="gr5" draw:text-style-name="P3" draw:layer="layout" svg:x1="13.607cm" svg:y1="7.358cm" svg:x2="13.607cm" svg:y2="6.103cm">
            <text:p/>
          </draw:line>
          <draw:line draw:style-name="gr5" draw:text-style-name="P3" draw:layer="layout" svg:x1="11.607cm" svg:y1="8.587cm" svg:x2="12.579cm" svg:y2="8.587cm">
            <text:p/>
          </draw:line>
        </draw:g>
        <draw:frame draw:style-name="gr7" draw:text-style-name="P4" draw:layer="layout" svg:width="2.645cm" svg:height="1.114cm" svg:x="13.982cm" svg:y="3.785cm">
          <draw:text-box>
            <text:p>R<text:span text:style-name="T1">o</text:span><text:span text:style-name="T1">u</text:span><text:span text:style-name="T1">t</text:span></text:p>
          </draw:text-box>
        </draw:frame>
        <draw:frame draw:style-name="gr7" draw:text-style-name="P4" draw:layer="layout" svg:width="2.645cm" svg:height="1.114cm" svg:x="15.723cm" svg:y="5.695cm">
          <draw:text-box>
            <text:p>C<text:span text:style-name="T1">O</text:span></text:p>
          </draw:text-box>
        </draw:frame>
        <draw:frame draw:style-name="gr7" draw:text-style-name="P4" draw:layer="layout" svg:width="2.645cm" svg:height="1.114cm" svg:x="17.582cm" svg:y="9.185cm">
          <draw:text-box>
            <text:p>R<text:span text:style-name="T1">L</text:span></text:p>
          </draw:text-box>
        </draw:frame>
        <draw:frame draw:style-name="gr7" draw:text-style-name="P4" draw:layer="layout" svg:width="2.645cm" svg:height="1.114cm" svg:x="7.125cm" svg:y="10.228cm">
          <draw:text-box>
            <text:p>v<text:span text:style-name="T1">i</text:span><text:span text:style-name="T1">n</text:span></text:p>
          </draw:text-box>
        </draw:frame>
        <draw:frame draw:style-name="gr7" draw:text-style-name="P4" draw:layer="layout" svg:width="2.645cm" svg:height="1.114cm" svg:x="13.626cm" svg:y="1.328cm">
          <draw:text-box>
            <text:p>V<text:span text:style-name="T1">cc</text:span></text:p>
          </draw:text-box>
        </draw:frame>
        <draw:frame draw:style-name="gr7" draw:text-style-name="P4" draw:layer="layout" svg:width="2.645cm" svg:height="1.114cm" svg:x="7.126cm" svg:y="10.228cm">
          <draw:text-box>
            <text:p>v<text:span text:style-name="T1">i</text:span><text:span text:style-name="T1">n</text:span></text:p>
          </draw:text-box>
        </draw:frame>
        <draw:frame draw:style-name="gr7" draw:text-style-name="P4" draw:layer="layout" svg:width="2.645cm" svg:height="1.114cm" svg:x="7.126cm" svg:y="10.228cm">
          <draw:text-box>
            <text:p>v<text:span text:style-name="T1">i</text:span><text:span text:style-name="T1">n</text:span></text:p>
          </draw:text-box>
        </draw:frame>
        <draw:frame draw:style-name="gr7" draw:text-style-name="P4" draw:layer="layout" svg:width="2.645cm" svg:height="1.114cm" svg:x="7.126cm" svg:y="10.228cm">
          <draw:text-box>
            <text:p>v<text:span text:style-name="T1">i</text:span><text:span text:style-name="T1">n</text:span></text:p>
          </draw:text-box>
        </draw:frame>
        <draw:frame draw:style-name="gr7" draw:text-style-name="P4" draw:layer="layout" svg:width="2.645cm" svg:height="1.114cm" svg:x="7.126cm" svg:y="10.228cm">
          <draw:text-box>
            <text:p>v<text:span text:style-name="T1">i</text:span><text:span text:style-name="T1">n</text:span></text:p>
          </draw:text-box>
        </draw:frame>
        <draw:connector draw:style-name="gr1" draw:text-style-name="P1" draw:layer="layout" draw:line-skew="-0.577cm" svg:x1="13.615cm" svg:y1="2.82cm" svg:x2="13.596cm" svg:y2="3.549cm" draw:start-shape="id9" draw:start-glue-point="8" draw:end-shape="id7" draw:end-glue-point="0" svg:d="M13615 2820v-212h-19v941" svg:viewBox="0 0 20 942">
          <text:p/>
        </draw:connector>
        <draw:custom-shape draw:style-name="gr8" draw:text-style-name="P1" xml:id="id9" draw:id="id9" draw:layer="layout" svg:width="0.6cm" svg:height="0.6cm" svg:x="13.315cm" svg:y="2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0.822cm" svg:x1="8.955cm" svg:y1="12.93cm" svg:x2="11.322cm" svg:y2="14.53cm" draw:start-shape="id5" draw:start-glue-point="8" draw:end-shape="id3" draw:end-glue-point="0" svg:d="M8955 12930v1622h2367v-22" svg:viewBox="0 0 2368 1623">
          <text:p/>
        </draw:connector>
        <draw:connector draw:style-name="gr1" draw:text-style-name="P1" draw:layer="layout" draw:line-skew="1.012cm" svg:x1="17.596cm" svg:y1="12.549cm" svg:x2="11.322cm" svg:y2="14.53cm" draw:start-shape="id8" draw:end-shape="id3" draw:end-glue-point="0" svg:d="M17596 12549v2003h-6274v-22" svg:viewBox="0 0 6275 2004">
          <text:p/>
        </draw:connector>
        <draw:connector draw:style-name="gr1" draw:text-style-name="P1" draw:layer="layout" draw:line-skew="2.356cm" svg:x1="13.61cm" svg:y1="10.412cm" svg:x2="11.322cm" svg:y2="14.53cm" draw:end-shape="id3" draw:end-glue-point="0" svg:d="M13610 10412v4140h-2288v-22" svg:viewBox="0 0 2289 4141">
          <text:p/>
        </draw:connector>
        <draw:frame draw:style-name="gr7" draw:text-style-name="P4" draw:layer="layout" svg:width="2.645cm" svg:height="1.114cm" svg:x="21.101cm" svg:y="6.25cm">
          <draw:text-box>
            <text:p>v<text:span text:style-name="T1">o</text:span><text:span text:style-name="T1">ut</text:span></text:p>
          </draw:text-box>
        </draw:frame>
        <draw:custom-shape draw:style-name="gr8" draw:text-style-name="P1" draw:layer="layout" svg:width="0.6cm" svg:height="0.6cm" svg:x="20.717cm" svg:y="6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2" draw:id="id2" draw:layer="layout" svg:width="2.645cm" svg:height="0.962cm" svg:x="20.603cm" svg:y="6.755cm">
          <draw:text-box>
            <text:p>+</text:p>
          </draw:text-box>
        </draw:frame>
        <draw:custom-shape draw:style-name="gr8" draw:text-style-name="P1" draw:layer="layout" svg:width="0.6cm" svg:height="0.6cm" svg:x="20.718cm" svg:y="14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4" draw:id="id4" draw:layer="layout" svg:width="2.645cm" svg:height="0.962cm" svg:x="20.68cm" svg:y="14.017cm">
          <draw:text-box>
            <text:p>-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5-22T10:41:15.118340356</dc:date>
    <meta:editing-duration>PT21H45M55S</meta:editing-duration>
    <meta:editing-cycles>24</meta:editing-cycles>
    <meta:generator>LibreOffice/6.0.7.3$Linux_X86_64 LibreOffice_project/00m0$Build-3</meta:generator>
    <meta:document-statistic meta:object-count="81"/>
  </office:meta>
</office:document-meta>
</file>